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7"/>
    <style:style style:name="P2" style:family="paragraph" style:parent-style-name="Standard" style:list-style-name="L8"/>
    <style:style style:name="P3" style:family="paragraph" style:parent-style-name="Standard" style:list-style-name="L9"/>
    <style:style style:name="P4" style:family="paragraph" style:parent-style-name="Standard" style:list-style-name="L11"/>
    <style:style style:name="P5" style:family="paragraph" style:parent-style-name="Standard" style:list-style-name="L12"/>
    <style:style style:name="P6" style:family="paragraph" style:parent-style-name="Standard">
      <style:paragraph-properties fo:margin-top="0in" fo:margin-bottom="0in" loext:contextual-spacing="false"/>
      <style:text-properties officeooo:rsid="00065104" officeooo:paragraph-rsid="00065104" fo:padding="0in" fo:border="none"/>
    </style:style>
    <style:style style:name="P7" style:family="paragraph" style:parent-style-name="Standard" style:list-style-name="L3">
      <style:paragraph-properties fo:margin-top="0in" fo:margin-bottom="0in" loext:contextual-spacing="false"/>
      <style:text-properties officeooo:rsid="00065104" officeooo:paragraph-rsid="00065104" fo:padding="0in" fo:border="none"/>
    </style:style>
    <style:style style:name="P8" style:family="paragraph" style:parent-style-name="Standard" style:list-style-name="L4">
      <style:paragraph-properties fo:margin-top="0in" fo:margin-bottom="0in" loext:contextual-spacing="false"/>
      <style:text-properties officeooo:rsid="00065104" officeooo:paragraph-rsid="00065104" fo:padding="0in" fo:border="none"/>
    </style:style>
    <style:style style:name="P9" style:family="paragraph" style:parent-style-name="Standard" style:list-style-name="L5">
      <style:paragraph-properties fo:margin-top="0in" fo:margin-bottom="0in" loext:contextual-spacing="false"/>
      <style:text-properties officeooo:rsid="00065104" officeooo:paragraph-rsid="00065104" fo:padding="0in" fo:border="none"/>
    </style:style>
    <style:style style:name="P10" style:family="paragraph" style:parent-style-name="Standard" style:list-style-name="L6">
      <style:paragraph-properties fo:margin-top="0in" fo:margin-bottom="0in" loext:contextual-spacing="false"/>
      <style:text-properties officeooo:rsid="00065104" officeooo:paragraph-rsid="00065104" fo:padding="0in" fo:border="none"/>
    </style:style>
    <style:style style:name="P11" style:family="paragraph" style:parent-style-name="Standard">
      <style:paragraph-properties fo:margin-top="0in" fo:margin-bottom="0in" loext:contextual-spacing="false"/>
      <style:text-properties officeooo:paragraph-rsid="00065104"/>
    </style:style>
    <style:style style:name="T1" style:family="text">
      <style:text-properties officeooo:rsid="00065104" fo:padding="0in" fo:border="none"/>
    </style:style>
    <style:style style:name="fr1" style:family="graphic" style:parent-style-name="Frame">
      <style:graphic-properties style:wrap="dynamic" style:number-wrapped-paragraphs="no-limit" style:vertical-pos="top" style:vertical-rel="paragraph" style:horizontal-pos="center" style:horizontal-rel="paragraph"/>
    </style:style>
    <style:style style:name="fr2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/>
    </style:style>
    <style:style style:name="fr3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/>
    </style:style>
    <style:style style:name="fr4" style:family="graphic" style:parent-style-name="Frame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Safety:</text:span></text:p>
      <text:list xml:id="list982165559503594541" text:style-name="L3">
        <text:list-item>
          <text:p text:style-name="P7">Can/Csa-C22.2 Household and similar electrical appliances-safety P.11,19-24</text:p>
        </text:list-item>
        <text:list-item>
          <text:p text:style-name="P7">design philosophy chapter 4, warnings p.90-91</text:p>
        </text:list-item>
        <text:list-item>
          <text:p text:style-name="P7">C22.2 No36-38 hairdressing equipment, P8</text:p>
        </text:list-item>
        <text:list-item>
          <text:p text:style-name="P7">U.S. patent <text:s/>Alloy type of Thermal Fuse and Wire Member for a Thermal Fuse Element</text:p>
        </text:list-item>
        <text:list-item>
          <text:p text:style-name="P7">KANTHAL Thermostatic Bimetal and its Manufacture</text:p>
        </text:list-item>
      </text:list>
      <text:p text:style-name="P6"/>
      <text:p text:style-name="P6"/>
      <text:p text:style-name="P6"/>
      <text:p text:style-name="P6">usability</text:p>
      <text:list xml:id="list1265202189767001006" text:style-name="L5">
        <text:list-item>
          <text:p text:style-name="P9">Applied Ergonomics 1993, Design and sizing of ergonomic handles for hand tools, Winston G lewis and C V Narayan. </text:p>
        </text:list-item>
        <text:list-item>
          <text:p text:style-name="P9">Human factor in design P.55,197</text:p>
        </text:list-item>
        <text:list-item>
          <text:p text:style-name="P9">US patent Outlet guide vanes for Axial Flow Fans</text:p>
        </text:list-item>
        <text:list-item>
          <text:p text:style-name="P9">Dissection of a Hair Dryer</text:p>
          <text:p text:style-name="P9"/>
        </text:list-item>
      </text:list>
      <text:p text:style-name="P6"/>
      <text:p text:style-name="P6"/>
      <text:p text:style-name="P6">manufacturability</text:p>
      <text:list xml:id="list1712267740948277386" text:style-name="L4">
        <text:list-item>
          <text:p text:style-name="P8">DFM strategies for Product Design P.119</text:p>
        </text:list-item>
        <text:list-item>
          <text:p text:style-name="P8">assembly 7.10 Automatic Assembly Principles</text:p>
        </text:list-item>
        <text:list-item>
          <text:p text:style-name="P8">guidelines for part design</text:p>
        </text:list-item>
      </text:list>
      <text:p text:style-name="P6"/>
      <text:p text:style-name="P6"/>
      <text:p text:style-name="P6"/>
      <text:p text:style-name="P6"/>
      <text:p text:style-name="P6">accessibility</text:p>
      <text:list xml:id="list2139974535326650222" text:style-name="L6">
        <text:list-item>
          <text:p text:style-name="P10">Design for Accessibility, Chapter 3, Architectural Accessibility</text:p>
        </text:list-item>
      </text:list>
      <text:p text:style-name="Standard"/>
      <text:p text:style-name="Standard"/>
      <text:p text:style-name="Standard"/>
      <text:p text:style-name="Standard">figures: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Safety: </text:p>
      <text:list xml:id="list5120649596265441261" text:style-name="L7">
        <text:list-item>
          <text:p text:style-name="P1">bimetallic strip</text:p>
        </text:list-item>
        <text:list-item>
          <text:p text:style-name="P1">thermal fuse</text:p>
        </text:list-item>
        <text:list-item>
          <text:p text:style-name="P1">warning labels</text:p>
        </text:list-item>
        <text:list-item>
          <text:p text:style-name="P1">polarized electrical plug</text:p>
        </text:list-item>
        <text:list-item>
          <text:p text:style-name="P1">metal grids</text:p>
        </text:list-item>
      </text:list>
      <text:p text:style-name="Standard"/>
      <text:p text:style-name="Standard">usability:</text:p>
      <text:list xml:id="list8919921849453192693" text:style-name="L8">
        <text:list-item>
          <text:p text:style-name="P2">outlet guide vanes </text:p>
        </text:list-item>
        <text:list-item>
          <text:p text:style-name="P2">handles</text:p>
        </text:list-item>
        <text:list-item>
          <text:p text:style-name="P2">cord length</text:p>
        </text:list-item>
      </text:list>
      <text:p text:style-name="Standard"/>
      <text:p text:style-name="Standard">manufacturability:</text:p>
      <text:list xml:id="list8092240068861809519" text:style-name="L9">
        <text:list-item>
          <text:p text:style-name="P3">consists only three parts</text:p>
        </text:list-item>
        <text:list-item>
          <text:p text:style-name="P3">independently replaceable parts</text:p>
        </text:list-item>
        <text:list-item>
          <text:p text:style-name="P3">two screws</text:p>
        </text:list-item>
        <text:list-item>
          <text:p text:style-name="P3">not symmetrical</text:p>
        </text:list-item>
        <text:list-item>
          <text:p text:style-name="P3">no flexible parts</text:p>
        </text:list-item>
        <text:list-item>
          <text:p text:style-name="P3">bigger holes for screws</text:p>
        </text:list-item>
      </text:list>
      <text:p text:style-name="Standard"/>
      <text:p text:style-name="Standard">accessibility:</text:p>
      <text:list xml:id="list5510836017414552027" text:style-name="L11">
        <text:list-item>
          <text:p text:style-name="P4">symmetrical</text:p>
        </text:list-item>
        <text:list-item>
          <text:p text:style-name="P4">symbols instead of words</text:p>
        </text:list-item>
        <text:list-item>
          <text:p text:style-name="P4">allow user to maintain a neutral body position-time</text:p>
        </text:list-item>
      </text:list>
      <text:p text:style-name="Standard"/>
      <text:p text:style-name="Standard">durability:</text:p>
      <text:list xml:id="list1561184893466162335" text:style-name="L12">
        <text:list-item>
          <text:p text:style-name="P5">cable protection sleeves</text:p>
        </text:list-item>
        <text:list-item>
          <text:p text:style-name="P5">hard material</text:p>
        </text:list-item>
        <text:list-item>
          <text:p text:style-name="P5">plastic cap over plug to prevent from bumping</text:p>
        </text:list-item>
        <text:list-item>
          <text:p text:style-name="P5">loose end of wires are soldered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rame1" text:anchor-type="paragraph" svg:width="3.7083in" draw:z-index="0"><draw:text-box fo:min-height="4.9445in"><text:p text:style-name="Illustration"><draw:frame draw:style-name="fr2" draw:name="Frame2" text:anchor-type="paragraph" svg:x="2.0902in" svg:y="0.0799in" svg:width="3.3953in" draw:z-index="1"><draw:text-box fo:min-height="4.5264in"><text:p text:style-name="Illustration"><draw:frame draw:style-name="fr4" draw:name="Frame5" text:anchor-type="paragraph" svg:width="3.0937in" svg:height="4.1252in" style:rel-height="scale-min" draw:z-index="4"><draw:text-box><text:p text:style-name="Caption"/></draw:text-box></draw:frame>Illustration <text:sequence text:ref-name="refIllustration1" text:name="Illustration" text:formula="ooow:Illustration+1" style:num-format="1">1</text:sequence>: figure 2</text:p></draw:text-box></draw:frame><draw:frame draw:style-name="fr3" draw:name="Frame4" text:anchor-type="paragraph" svg:x="-1.6035in" svg:y="-4.4898in" svg:width="3.1165in" svg:height="4.1555in" style:rel-height="scale-min" draw:z-index="3"><draw:text-box><text:p text:style-name="Caption"/></draw:text-box></draw:frame></text:p></draw:text-box></draw:frame><draw:frame draw:style-name="fr2" draw:name="Frame3" text:anchor-type="paragraph" svg:x="-0.172in" svg:y="4.6937in" svg:width="3.6807in" draw:z-index="2"><draw:text-box fo:min-height="2.7602in"><text:p text:style-name="Caption"/></draw:text-box></draw:frame><draw:frame draw:style-name="fr2" draw:name="Frame6" text:anchor-type="paragraph" svg:x="3.8783in" svg:y="5.1146in" svg:width="3.148in" draw:z-index="5"><draw:text-box fo:min-height="2.361in"><text:p text:style-name="Caption"/></draw:text-box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llustration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xuan Chen</meta:initial-creator>
    <meta:creation-date>2016-10-02T14:35:04.247894592</meta:creation-date>
    <dc:date>2016-10-02T15:57:11.515948804</dc:date>
    <dc:creator>Yuxuan Chen</dc:creator>
    <meta:editing-duration>PT36M35S</meta:editing-duration>
    <meta:editing-cycles>3</meta:editing-cycles>
    <meta:generator>LibreOffice/4.3.7.2$Linux_X86_64 LibreOffice_project/430$Build-2</meta:generator>
    <meta:printed-by>Yuxuan Chen</meta:printed-by>
    <meta:print-date>2016-10-02T15:56:21.104588289</meta:print-date>
    <meta:document-statistic meta:table-count="0" meta:image-count="0" meta:object-count="0" meta:page-count="3" meta:paragraph-count="46" meta:word-count="215" meta:character-count="1289" meta:non-whitespace-character-count="1150"/>
  </office:meta>
</office:document-meta>
</file>